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1.247cm" fo:line-height="150%" fo:text-align="center" style:justify-single-word="false" fo:text-indent="0cm" style:auto-text-indent="false"/>
    </style:style>
    <style:style style:name="P2" style:family="paragraph" style:parent-style-name="Standard" style:list-style-name="WW8Num1">
      <style:paragraph-properties fo:margin-left="0cm" fo:margin-right="1.247cm" fo:line-height="150%" fo:text-indent="0cm" style:auto-text-indent="false">
        <style:tab-stops>
          <style:tab-stop style:position="2.251cm"/>
        </style:tab-stops>
      </style:paragraph-properties>
    </style:style>
    <style:style style:name="T1" style:family="text">
      <style:text-properties fo:font-size="20pt" fo:letter-spacing="0.014cm" fo:font-weight="bold" style:font-size-asian="20pt" style:font-weight-asian="bold" style:font-weight-complex="bold"/>
    </style:style>
    <style:style style:name="T2" style:family="text">
      <style:text-properties fo:font-size="17pt" fo:letter-spacing="0.014cm" style:font-size-asian="17pt"/>
    </style:style>
    <style:style style:name="T3" style:family="text">
      <style:text-properties fo:font-size="17pt" fo:letter-spacing="0.014cm" fo:font-style="italic" style:font-size-asian="17pt" style:font-style-asian="italic" style:font-style-complex="italic"/>
    </style:style>
    <style:style style:name="T4" style:family="text">
      <style:text-properties fo:font-size="17pt" fo:letter-spacing="0.014cm" style:text-underline-style="solid" style:text-underline-width="auto" style:text-underline-color="font-color" style:font-size-asian="17pt"/>
    </style:style>
    <style:style style:name="T5" style:family="text">
      <style:text-properties fo:font-size="17pt" fo:letter-spacing="0.014cm" fo:font-weight="bold" style:font-size-asian="17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1">
        <text:list-item>
          <text:p text:style-name="P2"><text:span text:style-name="T2">Sul </text:span><text:span text:style-name="T3">Desktop</text:span><text:span text:style-name="T2"> </text:span><text:span text:style-name="T4">creare</text:span><text:span text:style-name="T2"> una </text:span><text:span text:style-name="T5">nuova cartella</text:span><text:span text:style-name="T2"> e </text:span><text:span text:style-name="T4">chiamarla</text:span><text:span text:style-name="T2"> </text:span><text:span text:style-name="T5">esercizio</text:span><text:span text:style-name="T2">.</text:span></text:p>
        </text:list-item>
        <text:list-item>
          <text:p text:style-name="P2"><text:span text:style-name="T4">Aprire</text:span><text:span text:style-name="T2"> la cartella </text:span><text:span text:style-name="T5">esercizio</text:span><text:span text:style-name="T2">.</text:span></text:p>
        </text:list-item>
        <text:list-item>
          <text:p text:style-name="P2"><text:span text:style-name="T2">All’interno della cartella </text:span><text:span text:style-name="T3">esercizio</text:span><text:span text:style-name="T2"> </text:span><text:span text:style-name="T4">creare</text:span><text:span text:style-name="T2"> due </text:span><text:span text:style-name="T5">nuove cartelle</text:span><text:span text:style-name="T2"> e </text:span><text:span text:style-name="T4">chiamarle</text:span><text:span text:style-name="T2"> </text:span><text:span text:style-name="T5">cartella 1</text:span><text:span text:style-name="T2"> e </text:span><text:span text:style-name="T5">cartella 2</text:span><text:span text:style-name="T2">.</text:span></text:p>
        </text:list-item>
        <text:list-item>
          <text:p text:style-name="P2"><text:span text:style-name="T4">Aprire</text:span><text:span text:style-name="T2"> </text:span><text:span text:style-name="T5">cartella 1</text:span><text:span text:style-name="T2"> e </text:span><text:span text:style-name="T4">ridurla a icona</text:span><text:span text:style-name="T2">.</text:span></text:p>
        </text:list-item>
        <text:list-item>
          <text:p text:style-name="P2"><text:span text:style-name="T4">Aprire</text:span><text:span text:style-name="T2"> nuovamente la cartella </text:span><text:span text:style-name="T5">esercizio</text:span><text:span text:style-name="T2"> e quindi </text:span><text:span text:style-name="T4">aprire</text:span><text:span text:style-name="T2"> la cartella </text:span><text:span text:style-name="T5">cartella 2</text:span><text:span text:style-name="T2">.</text:span></text:p>
        </text:list-item>
        <text:list-item>
          <text:p text:style-name="P2"><text:span text:style-name="T4">Ripristinare</text:span><text:span text:style-name="T2"> </text:span><text:span text:style-name="T5">cartella 1</text:span><text:span text:style-name="T2">.</text:span></text:p>
        </text:list-item>
        <text:list-item>
          <text:p text:style-name="P2"><text:span text:style-name="T4">Disporre</text:span><text:span text:style-name="T2"> le due cartelle aperte in modo che siano ben visibili (affiancate) sullo schermo.</text:span></text:p>
        </text:list-item>
        <text:list-item>
          <text:p text:style-name="P2"><text:span text:style-name="T4">Chiudere</text:span><text:span text:style-name="T2"> tutte le finestre aperte.</text:span></text:p>
        </text:list-item>
        <text:list-item>
          <text:p text:style-name="P2"><text:span text:style-name="T4">Spostare</text:span><text:span text:style-name="T2"> la cartella </text:span><text:span text:style-name="T5">esercizio</text:span><text:span text:style-name="T2"> nel </text:span><text:span text:style-name="T3">Cestino</text:span><text:span text:style-name="T2">.</text:span></text:p>
        </text:list-item>
        <text:list-item>
          <text:p text:style-name="P2"><text:span text:style-name="T4">Aprire</text:span><text:span text:style-name="T2"> il </text:span><text:span text:style-name="T5">Cestino</text:span><text:span text:style-name="T2"> e </text:span><text:span text:style-name="T4">ripristinare</text:span><text:span text:style-name="T2"> la cartella </text:span><text:span text:style-name="T5">esercizio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3.002cm" fo:margin-bottom="2.501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**</meta:initial-creator>
    <meta:creation-date>2006-07-17T14:29:00</meta:creation-date>
    <dc:creator>Marco</dc:creator>
    <dc:date>2006-07-17T14:29:00</dc:date>
    <meta:print-date>2004-01-14T18:14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84" meta:character-count="559"/>
  </office:meta>
</office:document-meta>
</file>